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 style:list-style-name="L3">
      <style:text-properties style:font-name="Arial" fo:font-size="12pt" style:font-size-asian="12pt" style:font-size-complex="12pt"/>
    </style:style>
    <style:style style:name="P4" style:family="paragraph" style:parent-style-name="Standard" style:list-style-name="L5">
      <style:text-properties style:font-name="Arial" fo:font-size="12pt" style:font-size-asian="12pt" style:font-size-complex="12pt"/>
    </style:style>
    <style:style style:name="P5" style:family="paragraph" style:parent-style-name="Standard" style:list-style-name="L7">
      <style:text-properties style:font-name="Arial" fo:font-size="12pt" style:font-size-asian="12pt" style:font-size-complex="12pt"/>
    </style:style>
    <style:style style:name="P6" style:family="paragraph" style:parent-style-name="Standard" style:list-style-name="L8">
      <style:text-properties style:font-name="Arial" fo:font-size="12pt" style:font-size-asian="12pt" style:font-size-complex="12pt"/>
    </style:style>
    <style:style style:name="P7" style:family="paragraph" style:parent-style-name="Standard" style:list-style-name="L9">
      <style:text-properties style:font-name="Arial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ftwaretechnologieprojekt Gruppe 22</text:span></text:p>
      <text:p text:style-name="P1"/>
      <text:p text:style-name="P1">Protokoll vom 20.10.2015</text:p>
      <text:p text:style-name="P1"/>
      <text:p text:style-name="P1"><text:span text:style-name="T1">Anwesend waren: Martin Bens, Linda Doan, Wilhelm Mundt, Max Staff, Heiner Ludwig, Lars Behrens, Tutor Christoph Biering</text:span></text:p>
      <text:p text:style-name="P1"><text:span text:style-name="T1"/></text:p>
      <text:p text:style-name="P1"><text:span text:style-name="T1">1. Pflichtanforderungen:</text:span></text:p>
      <text:list xml:id="list144796349437659435" text:style-name="L3">
        <text:list-item>
          <text:p text:style-name="P3">Katalog</text:p>
          <text:list>
            <text:list-item>
              <text:p text:style-name="P3">Artikelbeschreibung enthält Beschreibung, Bild, Preis, Titel, Bewertungs- und Kommentarfunktion</text:p>
            </text:list-item>
            <text:list-item>
              <text:p text:style-name="P3">Kommentare filtern</text:p>
            </text:list-item>
            <text:list-item>
              <text:p text:style-name="P3">Sortimentspflege <text:s/></text:p>
            </text:list-item>
          </text:list>
        </text:list-item>
        <text:list-item>
          <text:p text:style-name="P3">Einkäufe</text:p>
          <text:list>
            <text:list-item>
              <text:p text:style-name="P3">Warenkorb-Funktion</text:p>
            </text:list-item>
            <text:list-item>
              <text:p text:style-name="P3">Bestell-Mail ohne Rechnung</text:p>
            </text:list-item>
            <text:list-item>
              <text:p text:style-name="P3">Versand-Mail mit Rechnung</text:p>
            </text:list-item>
          </text:list>
        </text:list-item>
        <text:list-item>
          <text:p text:style-name="P3">User-Profil</text:p>
          <text:list>
            <text:list-item>
              <text:p text:style-name="P3">Daten wie Passwort, Adresse, Mail, Name ändern können</text:p>
            </text:list-item>
            <text:list-item>
              <text:p text:style-name="P3">Passwort vergessen Funktion</text:p>
            </text:list-item>
            <text:list-item>
              <text:p text:style-name="P3">Möglichkeit der Rückgabe von Artikeln mit Erfolgsmeldung</text:p>
            </text:list-item>
            <text:list-item>
              <text:p text:style-name="P3">Kunde, Mitarbeiter, Admin mit versch. Rechten</text:p>
            </text:list-item>
          </text:list>
        </text:list-item>
        <text:list-item>
          <text:p text:style-name="P3">Lager</text:p>
          <text:list>
            <text:list-item>
              <text:p text:style-name="P3">Waren müssen nachbestellt werden (Festpreis)</text:p>
            </text:list-item>
          </text:list>
        </text:list-item>
        <text:list-item>
          <text:p text:style-name="P3">Newsletter</text:p>
        </text:list-item>
        <text:list-item>
          <text:p text:style-name="P3">Ermittlung des Geschäftsergebnisses</text:p>
          <text:list>
            <text:list-item>
              <text:p text:style-name="P3">monatlich (1 Monat = 30 Tage)</text:p>
            </text:list-item>
            <text:list-item>
              <text:p text:style-name="P3">grafisch aufbereitet</text:p>
            </text:list-item>
          </text:list>
        </text:list-item>
        <text:list-item>
          <text:p text:style-name="P3">Rabattsystem</text:p>
          <text:list>
            <text:list-item>
              <text:p text:style-name="P3">Kunden werben Kunden</text:p>
            </text:list-item>
            <text:list-item>
              <text:p text:style-name="P3">5% vom Umsatz des geworbenen Kunden</text:p>
            </text:list-item>
            <text:list-item>
              <text:p text:style-name="P3">max. 20% Rabatt auf eine Bestellung</text:p>
            </text:list-item>
            <text:list-item>
              <text:p text:style-name="P3">Ermittlung der erfolgreichsten Werber per Admin-Button</text:p>
            </text:list-item>
          </text:list>
        </text:list-item>
      </text:list>
      <text:p text:style-name="P2"/>
      <text:p text:style-name="P2">2. Kann-Anforderungen:</text:p>
      <text:list xml:id="list2171926381921797686" text:style-name="L5">
        <text:list-item>
          <text:p text:style-name="P4">Packetschein</text:p>
        </text:list-item>
        <text:list-item>
          <text:p text:style-name="P4">anonyme Kommentare</text:p>
        </text:list-item>
      </text:list>
      <text:p text:style-name="P2"/>
      <text:p text:style-name="P2">3. Sonstiges:</text:p>
      <text:list xml:id="list3165577120991645676" text:style-name="L7">
        <text:list-item>
          <text:p text:style-name="P5">Christoph erhält Slack-Zugang</text:p>
        </text:list-item>
        <text:list-item>
          <text:p text:style-name="P5">als Modellierungstool wird Magic-Draw gewählt</text:p>
        </text:list-item>
      </text:list>
      <text:p text:style-name="P2"/>
      <text:p text:style-name="P2">4. Ziele bis zur nächsten Woche:</text:p>
      <text:list xml:id="list3890879683489532138" text:style-name="L8">
        <text:list-item>
          <text:p text:style-name="P6">Kontextdiagramme</text:p>
        </text:list-item>
        <text:list-item>
          <text:p text:style-name="P6">Use-Case-Diagramme</text:p>
        </text:list-item>
        <text:list-item>
          <text:p text:style-name="P6">Top-Level-Architektur</text:p>
        </text:list-item>
      </text:list>
      <text:p text:style-name="P2">5. Ziele bis zur übernächsten Woche:</text:p>
      <text:list xml:id="list3238182197204652510" text:style-name="L9">
        <text:list-item>
          <text:p text:style-name="P7">Pflichtenheft</text:p>
        </text:list-item>
        <text:list-item>
          <text:p text:style-name="P7">Akzeptanztestfälle</text:p>
        </text:list-item>
        <text:list-item>
          <text:p text:style-name="P7">Sequenzdiagramme</text:p>
        </text:list-item>
        <text:list-item>
          <text:p text:style-name="P7"><text:soft-page-break/>GUI-Prototyp</text:p>
        </text:list-item>
        <text:list-item>
          <text:p text:style-name="P7">Analyseklassendiagramme <text:s text:c="13"/></text:p>
        </text:list-item>
      </text:list>
      <text:p text:style-name="P2"/>
      <text:p text:style-name="P2"/>
      <text:p text:style-name="P1"><text:tab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21:19.66</meta:creation-date>
    <meta:document-statistic meta:table-count="0" meta:image-count="0" meta:object-count="0" meta:page-count="2" meta:paragraph-count="45" meta:word-count="182" meta:character-count="1340"/>
    <dc:date>2015-10-22T18:01:44.44</dc:date>
    <meta:editing-duration>PT10M4S</meta:editing-duration>
    <meta:editing-cycles>1</meta:editing-cycles>
    <meta:generator>OpenOffice.org/3.4$Win32 OpenOffice.org_project/340m1$Build-9590</meta:generator>
  </office:meta>
</office:document-meta>
</file>